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Text_20_body">
      <style:text-properties style:font-name="Times New Roman" fo:font-size="12pt" style:font-size-asian="12pt" style:font-size-complex="12pt"/>
    </style:style>
    <style:style style:name="P3" style:family="paragraph" style:parent-style-name="Text_20_body">
      <style:text-properties style:font-name="Times New Roman" fo:font-size="12pt" style:font-size-asian="12pt" style:font-size-complex="12pt"/>
    </style:style>
    <style:style style:name="P4" style:family="paragraph" style:parent-style-name="Text_20_body" style:list-style-name="L1">
      <style:text-properties style:font-name="Times New Roman" fo:font-size="12pt" style:font-size-asian="12pt" style:font-size-complex="12pt"/>
    </style:style>
    <style:style style:name="P5" style:family="paragraph" style:parent-style-name="Text_20_body" style:list-style-name="L1">
      <style:paragraph-properties fo:margin-top="0in" fo:margin-bottom="0in"/>
      <style:text-properties style:font-name="Times New Roman" fo:font-size="12pt" style:font-size-asian="12pt" style:font-size-complex="12pt"/>
    </style:style>
    <style:style style:name="P6" style:family="paragraph" style:parent-style-name="Text_20_body" style:list-style-name="L1">
      <style:paragraph-properties fo:margin-top="0in" fo:margin-bottom="0in"/>
      <style:text-properties style:font-name="Times New Roman" fo:font-size="12pt" style:font-size-asian="12pt" style:font-size-complex="12pt"/>
    </style:style>
    <style:style style:name="P7" style:family="paragraph" style:parent-style-name="Text_20_body" style:list-style-name="L1">
      <style:paragraph-properties fo:margin-top="0in" fo:margin-bottom="0in"/>
      <style:text-properties style:font-name="Times New Roman" fo:font-size="12pt" style:font-size-asian="12pt" style:font-size-complex="12pt"/>
    </style:style>
    <style:style style:name="P8" style:family="paragraph" style:parent-style-name="Text_20_body" style:list-style-name="L1">
      <style:paragraph-properties fo:margin-top="0in" fo:margin-bottom="0in"/>
      <style:text-properties style:font-name="Times New Roman" fo:font-size="12pt" style:font-size-asian="12pt" style:font-size-complex="12pt"/>
    </style:style>
    <style:style style:name="P9" style:family="paragraph" style:parent-style-name="Text_20_body" style:list-style-name="L1">
      <style:paragraph-properties fo:margin-top="0in" fo:margin-bottom="0in"/>
      <style:text-properties style:font-name="Times New Roman" fo:font-size="12pt" style:font-size-asian="12pt" style:font-size-complex="12pt"/>
    </style:style>
    <style:style style:name="P10" style:family="paragraph" style:parent-style-name="Text_20_body" style:list-style-name="L1">
      <style:paragraph-properties fo:margin-top="0in" fo:margin-bottom="0in"/>
      <style:text-properties style:font-name="Times New Roman" fo:font-size="12pt" style:font-size-asian="12pt" style:font-size-complex="12pt"/>
    </style:style>
    <style:style style:name="P11" style:family="paragraph" style:parent-style-name="Text_20_body" style:list-style-name="L1">
      <style:paragraph-properties fo:margin-top="0in" fo:margin-bottom="0in"/>
      <style:text-properties style:font-name="Times New Roman" fo:font-size="12pt" style:font-size-asian="12pt" style:font-size-complex="12pt"/>
    </style:style>
    <style:style style:name="P12" style:family="paragraph" style:parent-style-name="Text_20_body" style:list-style-name="L1">
      <style:paragraph-properties fo:margin-top="0in" fo:margin-bottom="0in"/>
      <style:text-properties style:font-name="Times New Roman" fo:font-size="12pt" style:font-size-asian="12pt" style:font-size-complex="12pt"/>
    </style:style>
    <style:style style:name="P13" style:family="paragraph" style:parent-style-name="Text_20_body" style:list-style-name="L1">
      <style:paragraph-properties fo:margin-top="0in" fo:margin-bottom="0in"/>
      <style:text-properties style:font-name="Times New Roman" fo:font-size="12pt" style:font-size-asian="12pt" style:font-size-complex="12pt"/>
    </style:style>
    <style:style style:name="P14" style:family="paragraph" style:parent-style-name="Text_20_body" style:list-style-name="L1">
      <style:paragraph-properties fo:margin-top="0in" fo:margin-bottom="0in"/>
      <style:text-properties style:font-name="Times New Roman" fo:font-size="12pt" style:font-size-asian="12pt" style:font-size-complex="12pt"/>
    </style:style>
    <style:style style:name="P15" style:family="paragraph" style:parent-style-name="Standard">
      <style:text-properties style:font-name="Times New Roman" fo:font-size="12pt" style:font-size-asian="12pt" style:font-size-complex="12pt"/>
    </style:style>
    <style:style style:name="T1" style:family="text">
      <style:text-properties style:font-name="Times New Roman" fo:font-size="12pt" style:font-size-asian="12pt" style:font-size-complex="12pt"/>
    </style:style>
    <style:style style:name="T2" style:family="text">
      <style:text-properties style:font-name="Times New Roman" fo:font-size="12pt" fo:font-weight="normal" style:font-size-asian="12pt" style:font-weight-asian="normal" style:font-size-complex="12pt" style:font-weight-complex="normal"/>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veloping a graphical design tool with frameworks</text:p>
      <text:p text:style-name="P1"/>
      <text:p text:style-name="P1"/>
      <text:p text:style-name="P1">Objective</text:p>
      <text:p text:style-name="P1"/>
      <text:p text:style-name="P1">To develop a simple version of the ModelibraModeler tool with the Modelibra and JHotDraw frameworks.</text:p>
      <text:p text:style-name="P1"/>
      <text:p text:style-name="P1"/>
      <text:p text:style-name="P1">Why</text:p>
      <text:p text:style-name="P1"/>
      <text:p text:style-name="P1">The current version of ModelibraModeler does not use the Modelibra framework for its model.</text:p>
      <text:p text:style-name="P1"/>
      <text:p text:style-name="P1">The best way to learn is to study well-designed frameworks and apply that knowledge in a new <text:s/>project. The project will develop only a simple version of ModelibraModeler and the focus will be on reusing the code and applying modern concepts, such as design patterns and frameworks, of software engineering.</text:p>
      <text:p text:style-name="P1"/>
      <text:p text:style-name="P1"/>
      <text:p text:style-name="P1">Approach</text:p>
      <text:p text:style-name="P1"/>
      <text:p text:style-name="P1">To study Modelibra and JHotDraw frameworks. </text:p>
      <text:p text:style-name="P1">To study design patterns used in JHotDraw.</text:p>
      <text:p text:style-name="P1">To use Modelibra for the model of ModelibraModeler.</text:p>
      <text:p text:style-name="P1">To use <text:s/>JHotDraw for graphical views of the model.</text:p>
      <text:p text:style-name="P1"/>
      <text:p text:style-name="P1">I use the spiral approach to learning and developing software. This means that you will have to work every week. I am very serious about it.</text:p>
      <text:p text:style-name="P1"/>
      <text:p text:style-name="P1"/>
      <text:p text:style-name="P1">Modelibra</text:p>
      <text:p text:style-name="P1"/>
      <text:p text:style-name="P1">Modelibra is a domain model framework for rapid application development. A domain model may be designed, generated, and validated as a web application. Modelibra uses the Wicket web framework for generic web components that are views of model concepts. The generic web components may be mixed with specific web components to develop a professional Wicket application. </text:p>
      <text:p text:style-name="P1"/>
      <text:p text:style-name="P1"><text:a xlink:type="simple" xlink:href="http://www.modelibra.org/">http://www.modelibra.org/</text:a></text:p>
      <text:p text:style-name="P1"/>
      <text:p text:style-name="P1">JHotDraw</text:p>
      <text:p text:style-name="P1"/>
      <text:p text:style-name="P2">The JHotDraw 7 framework (JHotDraw 7) serves as a skeleton for structured drawing editors and for document-oriented applications.</text:p>
      <text:p text:style-name="P2">JHotDraw 7 can be used to realize editors for sketches, diagrams, and artistic drawings. Drawings can be animated and interactive. It is possible to back a drawing with a data model, allowing a structured drawing editor to be used as a user interface for a data model.</text:p>
      <text:p text:style-name="P2">The aim of making JHotDraw an open-source project is:</text:p>
      <text:list text:style-name="L1">
        <text:list-item>
          <text:p text:style-name="P5"><text:soft-page-break/>to gain a wider audience for this framework among developers </text:p>
        </text:list-item>
        <text:list-item>
          <text:p text:style-name="P5">to build new applications based upon JHotDraw </text:p>
        </text:list-item>
        <text:list-item>
          <text:p text:style-name="P5">to let application development influence the development of JHotDraw </text:p>
        </text:list-item>
        <text:list-item>
          <text:p text:style-name="P5">to add new and advanced features </text:p>
        </text:list-item>
        <text:list-item>
          <text:p text:style-name="P5">to drive its further development </text:p>
        </text:list-item>
        <text:list-item>
          <text:p text:style-name="P5">to port JHotDraw to new Java GUI toolkits </text:p>
        </text:list-item>
        <text:list-item>
          <text:p text:style-name="P5">to enhance and refactor the exisiting code </text:p>
        </text:list-item>
        <text:list-item>
          <text:p text:style-name="P5">to identify new design patterns and refactorings </text:p>
        </text:list-item>
        <text:list-item>
          <text:p text:style-name="P5">to make it an example for a well-designed and flexible framework </text:p>
        </text:list-item>
        <text:list-item>
          <text:p text:style-name="P5">to examine the relevance of new Java APIs to JHotDraw (e.g. usefulness of Java 2D API for JHotDraw) </text:p>
        </text:list-item>
        <text:list-item>
          <text:p text:style-name="P4">to learn and to have fun </text:p>
        </text:list-item>
      </text:list>
      <text:p text:style-name="Standard"><text:a xlink:type="simple" xlink:href="http://sourceforge.net/projects/jhotdraw"><text:span text:style-name="T1">http://sourceforge.net/projects/jhotdraw</text:span></text:a></text:p>
      <text:p text:style-name="Standard"><text:a xlink:type="simple" xlink:href="http://jhotdraw.wiki.sourceforge.net/"><text:span text:style-name="T1">http://jhotdraw.wiki.sourceforge.net/</text:span></text:a></text:p>
      <text:p text:style-name="Standard"><text:a xlink:type="simple" xlink:href="http://www.randelshofer.ch/oop/jhotdraw/index.html"><text:span text:style-name="T1">http://www.randelshofer.ch/oop/jhotdraw/index.html</text:span></text:a></text:p>
      <text:p text:style-name="P2"/>
      <text:p text:style-name="P2">Design Patterns</text:p>
      <text:p text:style-name="Text_20_body"><text:span text:style-name="T1">A </text:span><text:span text:style-name="T2">design pattern i</text:span><text:span text:style-name="T1">s a general repeatable solution to a commonly occurring problem in software engineering.</text:span></text:p>
      <text:p text:style-name="Standard"><text:a xlink:type="simple" xlink:href="http://en.wikipedia.org/wiki/Design_pattern_(computer_science">http://en.wikipedia.org/wiki/Design_pattern_(computer_science</text:a>)</text:p>
      <text:p text:style-name="Standard"><text:a xlink:type="simple" xlink:href="http://jhotdraw.wiki.sourceforge.net/Design+Patterns"><text:span text:style-name="T1">http://jhotdraw.wiki.sourceforge.net/Design+Patterns</text:span></text:a></text:p>
      <text:p text:style-name="Standard"><text:a xlink:type="simple" xlink:href="http://www.patterndepot.com/put/8/JavaPatterns.htm">http://www.patterndepot.com/put/8/JavaPatterns.htm</text:a></text:p>
      <text:p text:style-name="Text_20_body"/>
      <text:p text:style-name="Text_20_body">Frameworks</text:p>
      <text:p text:style-name="Standard"><text:bookmark text:name="Definition"/>A framework is a reusable software expressed as a set of abstract classes and the way their instances collaborate.</text:p>
      <text:p text:style-name="Standard"/>
      <text:p text:style-name="Standard"><text:a xlink:type="simple" xlink:href="http://st-www.cs.uiuc.edu/users/johnson/frameworks.html">http://st-www.cs.uiuc.edu/users/johnson/frameworks.html</text:a></text:p>
      <text:p text:style-name="Standard"><text:a xlink:type="simple" xlink:href="http://st-www.cs.uiuc.edu/users/johnson/cs497/notes98/day18.pdf">http://st-www.cs.uiuc.edu/users/johnson/cs497/notes98/day18.pdf</text:a></text:p>
      <text:p text:style-name="Standard"><text:a xlink:type="simple" xlink:href="http://en.wikipedia.org/wiki/Software_framework">http://en.wikipedia.org/wiki/Software_framework</text:a></text:p>
      <text:p text:style-name="Standard"><text:a xlink:type="simple" xlink:href="http://www.tecweb.inf.puc-rio.br/oohdm/space/Papers+about+Design+Patterns,+Reuse,+Frameworks,+Personalization">http://www.tecweb.inf.puc-rio.br/oohdm/space/Papers+about+Design+Patterns,+Reuse,+Frameworks,+Personalization</text:a></text:p>
      <text:p text:style-name="Standard"><text:a xlink:type="simple" xlink:href="http://www.codeproject.com/gen/design/WhatIsAFramework.asp">http://www.codeproject.com/gen/design/WhatIsAFramework.asp</text:a></text:p>
      <text:p text:style-name="Standard"><text:a xlink:type="simple" xlink:href="http://etd.uwaterloo.ca/etd/dbbrown2002.pdf">http://etd.uwaterloo.ca/etd/dbbrown2002.pdf</text:a></text:p>
      <text:p text:style-name="Standard"><text:a xlink:type="simple" xlink:href="http://www.alistapart.com/articles/frameworksfordesigners">http://www.alistapart.com/articles/frameworksfordesigners</text:a></text:p>
      <text:p text:style-name="P2"/>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zxx" fo:country="none"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zxx" fo:country="none"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style>
    <style:style style:name="Heading" style:family="paragraph" style:parent-style-name="Standard" style:next-style-name="Text_20_body" style:class="text">
      <style:paragraph-properties fo:margin-top="0.1665in" fo:margin-bottom="0.1965in"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7-11-12T10:32:26</meta:creation-date>
    <dc:creator>Dzenan Ridjanovic</dc:creator>
    <dc:date>2008-02-12T10:38:06</dc:date>
    <meta:editing-cycles>28</meta:editing-cycles>
    <meta:editing-duration>PT10H24M24S</meta:editing-duration>
    <meta:user-defined meta:name="Info 1"/>
    <meta:user-defined meta:name="Info 2"/>
    <meta:user-defined meta:name="Info 3"/>
    <meta:user-defined meta:name="Info 4"/>
    <meta:document-statistic meta:table-count="0" meta:image-count="0" meta:object-count="0" meta:page-count="2" meta:paragraph-count="47" meta:word-count="488" meta:character-count="3288"/>
  </office:meta>
</office:document-meta>
</file>